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7200000071D55FBF4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800000" draw:textarea-horizontal-align="center" draw:textarea-vertical-align="middle"/>
    </style:style>
    <style:style style:name="gr6" style:family="graphic" style:parent-style-name="standard">
      <style:graphic-properties draw:fill="solid" draw:fill-color="#ff00ff" draw:textarea-horizontal-align="center" draw:textarea-vertical-align="middle"/>
    </style:style>
    <style:style style:name="gr7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8" style:family="graphic" style:parent-style-name="standard">
      <style:graphic-properties draw:fill-color="#008080" draw:textarea-horizontal-align="center" draw:textarea-vertical-align="middle"/>
    </style:style>
    <style:style style:name="gr9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99ccff" draw:fill-gradient-name="Gradient_20_1" draw:fill-hatch-name="Black_20_0_20_Degrees" draw:opacity-name="Transparency_20_2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00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fill="solid" draw:fill-color="#00ff00" draw:textarea-horizontal-align="center" draw:textarea-vertical-align="middle"/>
    </style:style>
    <style:style style:name="gr14" style:family="graphic" style:parent-style-name="standard">
      <style:graphic-properties draw:fill="solid" draw:fill-color="#00ffff"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/>
    </style:style>
    <style:style style:name="gr16" style:family="graphic" style:parent-style-name="standard">
      <style:graphic-properties draw:fill="solid" draw:fill-color="#00ff00" draw:opacity="30%" draw:textarea-horizontal-align="center" draw:textarea-vertical-align="middle" draw:shadow-opacity="30%"/>
    </style:style>
    <style:style style:name="gr1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c0c0c0" draw:textarea-horizontal-align="center" draw:textarea-vertical-align="middle"/>
    </style:style>
    <style:style style:name="gr19" style:family="graphic" style:parent-style-name="standard" style:list-style-name="L4">
      <style:graphic-properties draw:textarea-horizontal-align="center" draw:textarea-vertical-align="middle"/>
    </style:style>
    <style:style style:name="gr20" style:family="graphic" style:parent-style-name="standard">
      <style:graphic-properties draw:fill="solid" draw:fill-color="#00cccc" draw:textarea-horizontal-align="center" draw:textarea-vertical-align="middle"/>
    </style:style>
    <style:style style:name="gr21" style:family="graphic" style:parent-style-name="standard">
      <style:graphic-properties draw:fill="solid" draw:fill-color="#23ff23" draw:textarea-horizontal-align="center" draw:textarea-vertical-align="middle"/>
    </style:style>
    <style:style style:name="gr22" style:family="graphic" style:parent-style-name="standard">
      <style:graphic-properties draw:stroke="solid" draw:stroke-dash="Ultrafine_20_Dashed"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ff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3deb3d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fill-gradient-name="Gradient_20_1" draw:opacity="100%" draw:textarea-vertical-align="middle" draw:auto-grow-height="false" draw:auto-grow-width="false" fo:max-height="0cm" fo:min-height="1.288cm" fo:min-width="15cm" draw:shadow-opacity="100%"/>
    </style:style>
    <style:style style:name="gr26" style:family="graphic" style:parent-style-name="standard">
      <style:graphic-properties draw:stroke="none" draw:fill="none" draw:fill-color="#008080" draw:textarea-horizontal-align="center" draw:textarea-vertical-align="middle"/>
    </style:style>
    <style:style style:name="gr27" style:family="graphic" style:parent-style-name="standard" style:list-style-name="L4">
      <style:graphic-properties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8cm" fo:min-width="9.21cm"/>
    </style:style>
    <style:style style:name="gr29" style:family="graphic" style:parent-style-name="standard" style:list-style-name="L4">
      <style:graphic-properties draw:textarea-horizontal-align="center" draw:textarea-vertical-align="middle"/>
    </style:style>
    <style:style style:name="gr30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fill-color="#000080" draw:textarea-horizontal-align="center" draw:textarea-vertical-align="middle"/>
    </style:style>
    <style:style style:name="gr32" style:family="graphic" style:parent-style-name="standard">
      <style:graphic-properties draw:stroke="none" draw:fill="none" draw:fill-color="#00ff00" draw:fill-gradient-name="Gradient_20_1" draw:opacity-name="Transparency_20_5" draw:textarea-horizontal-align="center" draw:textarea-vertical-align="middle"/>
    </style:style>
    <style:style style:name="gr33" style:family="graphic" style:parent-style-name="standard">
      <style:graphic-properties draw:stroke="none" draw:fill="solid" draw:fill-color="#b3b3b3" draw:fill-gradient-name="Gradient_20_1" draw:opacity-name="Transparency_20_5" draw:textarea-horizontal-align="center" draw:textarea-vertical-align="middle"/>
    </style:style>
    <style:style style:name="gr34" style:family="graphic" style:parent-style-name="standard">
      <style:graphic-properties svg:stroke-width="0.1cm" svg:stroke-color="#ff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draw:fill="none" draw:opacity="5%" draw:textarea-horizontal-align="center" draw:textarea-vertical-align="middle" draw:shadow-opacity="5%"/>
    </style:style>
    <style:style style:name="gr36" style:family="graphic" style:parent-style-name="standard">
      <style:graphic-properties svg:stroke-color="#c0c0c0" draw:textarea-horizontal-align="center" draw:textarea-vertical-align="middle"/>
    </style:style>
    <style:style style:name="gr37" style:family="graphic" style:parent-style-name="standard">
      <style:graphic-properties svg:stroke-color="#c0c0c0" draw:opacity="30%" draw:textarea-horizontal-align="center" draw:textarea-vertical-align="middle" draw:shadow-opacity="30%"/>
    </style:style>
    <style:style style:name="pr1" style:family="presentation" style:parent-style-name="Обычный-title">
      <style:graphic-properties draw:auto-grow-height="true" fo:min-height="3.507cm"/>
    </style:style>
    <style:style style:name="pr2" style:family="presentation" style:parent-style-name="Обычный-outline1">
      <style:graphic-properties draw:auto-grow-height="true" fo:min-height="13.86cm"/>
    </style:style>
    <style:style style:name="pr3" style:family="presentation" style:parent-style-name="Обычный-notes">
      <style:graphic-properties draw:fill-color="#ffffff" fo:min-height="13.114cm"/>
    </style:style>
    <style:style style:name="pr4" style:family="presentation" style:parent-style-name="Обычный-title">
      <style:graphic-properties fo:min-height="3.256cm"/>
    </style:style>
    <style:style style:name="pr5" style:family="presentation" style:parent-style-name="Обычный-outline1">
      <style:graphic-properties fo:min-height="13.609cm"/>
    </style:style>
    <style:style style:name="pr6" style:family="presentation" style:parent-style-name="Обычный-notes">
      <style:graphic-properties draw:fill-color="#ffffff" draw:auto-grow-height="true" fo:min-height="13.365cm"/>
    </style:style>
    <style:style style:name="pr7" style:family="presentation" style:parent-style-name="Обычный-title">
      <style:graphic-properties fo:min-height="9.217cm"/>
    </style:style>
    <style:style style:name="pr8" style:family="presentation" style:parent-style-name="Обычный-outline1" style:list-style-name="L3">
      <style:graphic-properties draw:auto-grow-height="true" fo:min-height="7.274cm"/>
    </style:style>
    <style:style style:name="pr9" style:family="presentation" style:parent-style-name="Обычный-subtitle">
      <style:graphic-properties draw:fill-color="#ffffff" fo:min-height="17.685cm"/>
    </style:style>
    <style:style style:name="P1" style:family="paragraph">
      <style:text-properties fo:color="#ffffff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/>
    </style:style>
    <style:style style:name="P4" style:family="paragraph">
      <style:paragraph-properties style:line-spacing="1.75cm"/>
    </style:style>
    <style:style style:name="P5" style:family="paragraph">
      <style:paragraph-properties style:line-spacing="1.75cm"/>
      <style:text-properties fo:font-family="'DejaVu Sans Mono'" style:font-family-generic="swiss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line-height="200%"/>
    </style:style>
    <style:style style:name="P9" style:family="paragraph">
      <style:paragraph-properties fo:line-height="200%"/>
      <style:text-properties fo:color="#999999" fo:font-family="'DejaVu Sans Mono'" style:font-family-generic="swiss" style:font-pitch="variable"/>
    </style:style>
    <style:style style:name="P10" style:family="paragraph">
      <style:text-properties fo:color="#00ffff" fo:font-family="'DejaVu Sans Mono'" style:font-family-generic="swiss" style:font-pitch="variable"/>
    </style:style>
    <style:style style:name="P11" style:family="paragraph">
      <style:paragraph-properties fo:text-align="star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0099ff" fo:font-size="36pt" fo:letter-spacing="0.6cm" style:font-size-asian="36pt" style:font-size-complex="36pt"/>
    </style:style>
    <style:style style:name="P14" style:family="paragraph">
      <style:paragraph-properties fo:text-align="center"/>
      <style:text-properties fo:color="#0099ff" fo:font-size="44pt" style:font-size-asian="44pt" style:font-size-complex="44pt"/>
    </style:style>
    <style:style style:name="P15" style:family="paragraph">
      <style:paragraph-properties fo:text-align="center"/>
      <style:text-properties fo:color="#0099ff" fo:font-size="20pt" style:font-size-asian="20pt" style:font-size-complex="20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text-properties fo:color="#ffffff" fo:font-size="20pt" style:font-size-asian="20pt" style:font-size-complex="20pt"/>
    </style:style>
    <style:style style:name="P18" style:family="paragraph">
      <style:text-properties fo:font-size="20pt"/>
    </style:style>
    <style:style style:name="P19" style:family="paragraph">
      <style:paragraph-properties fo:text-align="center"/>
      <style:text-properties fo:color="#ffffff" fo:font-family="'DejaVu Sans Mono'" style:font-family-generic="swiss" style:font-pitch="variable"/>
    </style:style>
    <style:style style:name="P20" style:family="paragraph">
      <style:paragraph-properties fo:text-align="center"/>
      <style:text-properties fo:font-family="'DejaVu Sans Mono'" style:font-family-generic="swiss" style:font-pitch="variable" fo:font-size="22pt" fo:font-style="normal" style:font-size-asian="22pt" style:font-style-asian="normal" style:font-size-complex="22pt" style:font-style-complex="normal"/>
    </style:style>
    <style:style style:name="P21" style:family="paragraph">
      <style:paragraph-properties fo:text-align="center"/>
      <style:text-properties fo:color="#00ff00"/>
    </style:style>
    <style:style style:name="P22" style:family="paragraph">
      <style:paragraph-properties fo:text-align="center"/>
      <style:text-properties fo:color="#000000"/>
    </style:style>
    <style:style style:name="P23" style:family="paragraph">
      <style:paragraph-properties fo:text-align="center"/>
      <style:text-properties fo:color="#ff00ff" fo:font-family="'DejaVu Sans Mono'" style:font-family-generic="swiss" style:font-pitch="variable"/>
    </style:style>
    <style:style style:name="P24" style:family="paragraph">
      <style:paragraph-properties fo:text-align="start">
        <style:tab-stops/>
      </style:paragraph-properties>
    </style:style>
    <style:style style:name="P25" style:family="paragraph">
      <style:paragraph-properties fo:text-align="start">
        <style:tab-stops/>
      </style:paragraph-properties>
      <style:text-properties fo:color="#ff00ff" fo:font-family="'DejaVu Sans Mono'" style:font-family-generic="swiss" style:font-pitch="variable"/>
    </style:style>
    <style:style style:name="P26" style:family="paragraph">
      <style:paragraph-properties fo:text-align="center"/>
      <style:text-properties fo:color="#ffffff" fo:font-family="'DejaVu Sans Mono'" style:font-family-generic="swiss" style:font-pitch="variable" fo:font-size="22pt" style:font-size-asian="22pt" style:font-size-complex="22pt"/>
    </style:style>
    <style:style style:name="T1" style:family="text">
      <style:text-properties fo:color="#ffffff"/>
    </style:style>
    <style:style style:name="T2" style:family="text">
      <style:text-properties fo:color="#00ff00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ff00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00" fo:font-family="'DejaVu Sans Mono'" style:font-family-generic="swiss" style:font-pitch="variable"/>
    </style:style>
    <style:style style:name="T7" style:family="text">
      <style:text-properties fo:font-family="'DejaVu Sans Mono'" style:font-family-generic="swiss" style:font-pitch="variable"/>
    </style:style>
    <style:style style:name="T8" style:family="text">
      <style:text-properties fo:color="#00ffff" fo:font-family="'DejaVu Sans Mono'" style:font-family-generic="swiss" style:font-pitch="variable"/>
    </style:style>
    <style:style style:name="T9" style:family="text">
      <style:text-properties fo:color="#e6e6e6" fo:font-family="'DejaVu Sans Mono'" style:font-family-generic="swiss" style:font-pitch="variable"/>
    </style:style>
    <style:style style:name="T10" style:family="text">
      <style:text-properties fo:color="#ff00ff" fo:font-family="'DejaVu Sans Mono'" style:font-family-generic="swiss" style:font-pitch="variable"/>
    </style:style>
    <style:style style:name="T11" style:family="text">
      <style:text-properties fo:color="#999999" fo:font-family="'DejaVu Sans Mono'" style:font-family-generic="swiss" style:font-pitch="variable"/>
    </style:style>
    <style:style style:name="T12" style:family="text">
      <style:text-properties fo:color="#b3b3b3"/>
    </style:style>
    <style:style style:name="T13" style:family="text">
      <style:text-properties fo:color="#00ff00" fo:font-family="'DejaVu Sans Mono'" style:font-family-generic="swiss" style:font-pitch="variable"/>
    </style:style>
    <style:style style:name="T14" style:family="text">
      <style:text-properties fo:color="#ffffff" fo:font-family="'DejaVu Sans Mono'" style:font-family-generic="swiss" style:font-pitch="variable"/>
    </style:style>
    <style:style style:name="T15" style:family="text">
      <style:text-properties fo:color="#0099ff" fo:font-size="44pt" fo:letter-spacing="0.6cm" style:font-size-asian="44pt" style:font-size-complex="44pt"/>
    </style:style>
    <style:style style:name="T16" style:family="text">
      <style:text-properties fo:color="#0099ff" fo:font-size="44pt" style:font-size-asian="44pt" style:font-size-complex="44pt"/>
    </style:style>
    <style:style style:name="T17" style:family="text">
      <style:text-properties fo:color="#0099ff" fo:font-size="20pt" style:font-size-asian="20pt" style:font-size-complex="20pt"/>
    </style:style>
    <style:style style:name="T18" style:family="text">
      <style:text-properties fo:font-size="18pt"/>
    </style:style>
    <style:style style:name="T19" style:family="text">
      <style:text-properties fo:color="#ffffff" fo:font-size="20pt" style:font-size-asian="20pt" style:font-size-complex="20pt"/>
    </style:style>
    <style:style style:name="T20" style:family="text">
      <style:text-properties fo:color="#00ff00" fo:font-family="'DejaVu Sans Mono'" style:font-family-generic="swiss" style:font-pitch="variable" fo:font-size="22pt" fo:font-style="normal" style:font-size-asian="22pt" style:font-style-asian="normal" style:font-size-complex="22pt" style:font-style-complex="normal"/>
    </style:style>
    <style:style style:name="T21" style:family="text">
      <style:text-properties fo:font-family="'DejaVu Sans Mono'" style:font-family-generic="swiss" style:font-pitch="variable" fo:font-size="22pt" fo:font-style="normal" style:font-size-asian="22pt" style:font-style-asian="normal" style:font-size-complex="22pt" style:font-style-complex="normal"/>
    </style:style>
    <style:style style:name="T22" style:family="text">
      <style:text-properties fo:color="#ffffff" fo:font-family="'DejaVu Sans Mono'" style:font-family-generic="swiss" style:font-pitch="variable" fo:font-size="22pt" fo:font-style="normal" style:font-size-asian="22pt" style:font-style-asian="normal" style:font-size-complex="22pt" style:font-style-complex="normal"/>
    </style:style>
    <style:style style:name="T23" style:family="text">
      <style:text-properties fo:color="#00ff00" fo:font-size="22pt" fo:font-style="italic" style:font-size-asian="22pt" style:font-style-asian="italic" style:font-size-complex="22pt" style:font-style-complex="italic"/>
    </style:style>
    <style:style style:name="T24" style:family="text">
      <style:text-properties fo:color="#ffffff" fo:font-family="'DejaVu Sans Mono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<text:span text:style-name="T1">Ассемблер для MDSP</text:span>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>Александр Поташев</text:span></text:p>
                <text:p text:style-name="P2"><text:span text:style-name="T1">ноябрь, 2009 г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1cm" presentation:class="title" presentation:user-transformed="true">
          <draw:text-box>
            <text:p><text:span text:style-name="T1">Цели и задачи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Создание ассемблера для микропроцессора MDSP:</text:p>
                <text:list>
                  <text:list-item>
                    <text:p>на входе – исходный код на ассемблере</text:p>
                  </text:list-item>
                  <text:list-item>
                    <text:p>на выходе – образ программной памяти МП</text:p>
                  </text:list-item>
                </text:list>
              </text:list-item>
              <text:list-item>
                <text:p>Синтаксис в стиле AT&amp;T</text:p>
              </text:list-item>
              <text:list-item>
                <text:p>Использование по возможности общего с <text:span text:style-name="T2">funcsim</text:span><text:span text:style-name="T3"> исходного код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<text:span text:style-name="T1">План</text:span></text:p>
          </draw:text-box>
        </draw:frame>
        <draw:frame presentation:style-name="pr5" draw:text-style-name="P1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4">Общий алгоритм работы</text:span></text:p>
                <text:list>
                  <text:list-item>
                    <text:p><text:span text:style-name="T5">Лексический анализатор</text:span></text:p>
                  </text:list-item>
                  <text:list-item>
                    <text:p><text:span text:style-name="T5">Семантический анализатор</text:span></text:p>
                  </text:list-item>
                </text:list>
              </text:list-item>
              <text:list-item>
                <text:p><text:span text:style-name="T4">Структура кода</text:span></text:p>
                <text:list>
                  <text:list-item>
                    <text:p><text:span text:style-name="T5">class Token</text:span></text:p>
                  </text:list-item>
                  <text:list-item>
                    <text:p><text:span text:style-name="T5">class SemanticUnit</text:span></text:p>
                  </text:list-item>
                  <text:list-item>
                    <text:p><text:span text:style-name="T5">class Operand</text:span></text:p>
                  </text:list-item>
                  <text:list-item>
                    <text:p><text:span text:style-name="T5">class TokenAn</text:span></text:p>
                  </text:list-item>
                  <text:list-item>
                    <text:p><text:span text:style-name="T5">class SemanticAn</text:span></text:p>
                  </text:list-item>
                  <text:list-item>
                    <text:p><text:span text:style-name="T5">class Assemb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9">
        <office:forms form:automatic-focus="false" form:apply-design-mode="false"/>
        <draw:frame draw:style-name="gr2" draw:text-style-name="P5" draw:layer="layout" svg:width="7.086cm" svg:height="5.962cm" svg:x="2.5cm" svg:y="6.564cm">
          <draw:text-box>
            <text:p text:style-name="P4"><text:span text:style-name="T6">label:</text:span></text:p>
            <text:p text:style-name="P4"><text:span text:style-name="T7"><text:tab/></text:span><text:span text:style-name="T8">brm</text:span><text:span text:style-name="T7"> </text:span><text:span text:style-name="T9">%</text:span><text:span text:style-name="T8">r0</text:span><text:span text:style-name="T9">,</text:span><text:span text:style-name="T7"> </text:span><text:span text:style-name="T9">(%</text:span><text:span text:style-name="T8">r1</text:span><text:span text:style-name="T9">)</text:span></text:p>
            <text:p text:style-name="P4"><text:span text:style-name="T7"><text:tab/></text:span><text:span text:style-name="T8">ld</text:span><text:span text:style-name="T7"> </text:span><text:span text:style-name="T9">$</text:span><text:span text:style-name="T10">100</text:span><text:span text:style-name="T9">,</text:span><text:span text:style-name="T7"> </text:span><text:span text:style-name="T9">%</text:span><text:span text:style-name="T8">r0</text:span></text:p>
          </draw:text-box>
        </draw:frame>
        <draw:rect draw:style-name="gr3" draw:text-style-name="P6" draw:id="id60" draw:layer="layout" svg:width="3.5cm" svg:height="1cm" svg:x="10.5cm" svg:y="7.5cm">
          <text:p text:style-name="P6">label</text:p>
        </draw:rect>
        <draw:rect draw:style-name="gr4" draw:text-style-name="P6" draw:id="id61" draw:layer="layout" svg:width="1cm" svg:height="1cm" svg:x="14.5cm" svg:y="7.5cm">
          <text:p text:style-name="P6">:</text:p>
        </draw:rect>
        <draw:rect draw:style-name="gr5" draw:text-style-name="P7" draw:id="id62" draw:layer="layout" svg:width="2cm" svg:height="1cm" svg:x="16cm" svg:y="7.5cm">
          <text:p text:style-name="P6"><text:span text:style-name="T1">EOS</text:span></text:p>
        </draw:rect>
        <draw:rect draw:style-name="gr3" draw:text-style-name="P6" draw:id="id63" draw:layer="layout" svg:width="2cm" svg:height="1cm" svg:x="10.5cm" svg:y="10cm">
          <text:p text:style-name="P6">brm</text:p>
        </draw:rect>
        <draw:frame draw:style-name="gr2" draw:text-style-name="P9" draw:id="id59" draw:layer="layout" svg:width="5.181cm" svg:height="0.988cm" svg:x="2.5cm" svg:y="15.012cm">
          <draw:text-box>
            <text:p text:style-name="P8"><text:span text:style-name="T11"><text:tab/></text:span><text:span text:style-name="T11">jmp label</text:span></text:p>
          </draw:text-box>
        </draw:frame>
        <draw:rect draw:style-name="gr3" draw:text-style-name="P6" draw:id="id64" draw:layer="layout" svg:width="1.5cm" svg:height="1cm" svg:x="13.5cm" svg:y="10cm">
          <text:p text:style-name="P6">%r0</text:p>
        </draw:rect>
        <draw:rect draw:style-name="gr4" draw:text-style-name="P6" draw:id="id65" draw:layer="layout" svg:width="1cm" svg:height="1cm" svg:x="16cm" svg:y="10cm">
          <text:p text:style-name="P6">,</text:p>
        </draw:rect>
        <draw:rect draw:style-name="gr4" draw:text-style-name="P6" draw:id="id66" draw:layer="layout" svg:width="1cm" svg:height="1cm" svg:x="18cm" svg:y="10cm">
          <text:p text:style-name="P6">(</text:p>
        </draw:rect>
        <draw:rect draw:style-name="gr3" draw:text-style-name="P6" draw:id="id67" draw:layer="layout" svg:width="1.5cm" svg:height="1cm" svg:x="19.5cm" svg:y="10cm">
          <text:p text:style-name="P6">%r1</text:p>
        </draw:rect>
        <draw:rect draw:style-name="gr4" draw:text-style-name="P6" draw:id="id68" draw:layer="layout" svg:width="1cm" svg:height="1cm" svg:x="21.5cm" svg:y="10cm">
          <text:p text:style-name="P6">)</text:p>
        </draw:rect>
        <draw:rect draw:style-name="gr3" draw:text-style-name="P6" draw:id="id2" draw:layer="layout" svg:width="2cm" svg:height="1cm" svg:x="10.5cm" svg:y="12.5cm">
          <text:p text:style-name="P6">ld</text:p>
        </draw:rect>
        <draw:rect draw:style-name="gr6" draw:text-style-name="P6" draw:id="id3" draw:layer="layout" svg:width="2cm" svg:height="1cm" svg:x="13.5cm" svg:y="12.5cm">
          <text:p text:style-name="P6">100</text:p>
        </draw:rect>
        <draw:rect draw:style-name="gr4" draw:text-style-name="P6" draw:id="id4" draw:layer="layout" svg:width="1cm" svg:height="1cm" svg:x="16.5cm" svg:y="12.5cm">
          <text:p text:style-name="P6">,</text:p>
        </draw:rect>
        <draw:rect draw:style-name="gr3" draw:text-style-name="P6" draw:id="id5" draw:layer="layout" svg:width="1.5cm" svg:height="1cm" svg:x="18.5cm" svg:y="12.5cm">
          <text:p text:style-name="P6">%r0</text:p>
        </draw:rect>
        <draw:rect draw:style-name="gr5" draw:text-style-name="P7" draw:id="id69" draw:layer="layout" svg:width="2cm" svg:height="1cm" svg:x="23.5cm" svg:y="10cm">
          <text:p text:style-name="P6"><text:span text:style-name="T1">EOS</text:span></text:p>
        </draw:rect>
        <draw:rect draw:style-name="gr5" draw:text-style-name="P7" draw:id="id6" draw:layer="layout" svg:width="2cm" svg:height="1cm" svg:x="21cm" svg:y="12.5cm">
          <text:p text:style-name="P6"><text:span text:style-name="T1">EOS</text:span></text:p>
        </draw:rect>
        <draw:polyline draw:style-name="gr7" draw:text-style-name="P6" draw:id="id70" draw:layer="layout" svg:width="0cm" svg:height="10.999cm" svg:x="10cm" svg:y="5.5cm" svg:viewBox="0 0 0 11000" draw:points="0,0 0,11000">
          <text:p/>
        </draw:polyline>
        <draw:ellipse draw:style-name="gr8" draw:text-style-name="P6" draw:id="id1" draw:layer="layout" svg:width="3.5cm" svg:height="2cm" svg:x="18cm" svg:y="16.5cm">
          <text:p text:style-name="P6"><text:span text:style-name="T8">Token</text:span><text:span text:style-name="T12">s</text:span></text:p>
        </draw:ellipse>
        <draw:connector draw:style-name="gr9" draw:text-style-name="P6" draw:id="id71" draw:layer="layout" draw:type="curve" svg:x1="19.75cm" svg:y1="16.5cm" svg:x2="11.5cm" svg:y2="13.5cm" draw:start-shape="id1" draw:start-glue-point="0" draw:end-shape="id2" draw:end-glue-point="2" svg:d="m19750 16500c0-2250-8250-750-8250-3000">
          <text:p/>
        </draw:connector>
        <draw:connector draw:style-name="gr9" draw:text-style-name="P6" draw:id="id72" draw:layer="layout" draw:type="curve" svg:x1="19.75cm" svg:y1="16.5cm" svg:x2="14.5cm" svg:y2="13.5cm" draw:start-shape="id1" draw:start-glue-point="0" draw:end-shape="id3" draw:end-glue-point="2" svg:d="m19750 16500c0-2250-5250-750-5250-3000">
          <text:p/>
        </draw:connector>
        <draw:connector draw:style-name="gr9" draw:text-style-name="P6" draw:id="id73" draw:layer="layout" draw:type="curve" svg:x1="19.75cm" svg:y1="16.5cm" svg:x2="17cm" svg:y2="13.5cm" draw:start-shape="id1" draw:start-glue-point="0" draw:end-shape="id4" draw:end-glue-point="2" svg:d="m19750 16500c0-2250-2750-750-2750-3000">
          <text:p/>
        </draw:connector>
        <draw:connector draw:style-name="gr9" draw:text-style-name="P6" draw:id="id74" draw:layer="layout" draw:type="curve" svg:x1="19.75cm" svg:y1="16.5cm" svg:x2="19.25cm" svg:y2="13.5cm" draw:start-shape="id1" draw:start-glue-point="0" draw:end-shape="id5" draw:end-glue-point="2" svg:d="m19750 16500c0-2250-500-750-500-3000">
          <text:p/>
        </draw:connector>
        <draw:connector draw:style-name="gr9" draw:text-style-name="P6" draw:id="id75" draw:layer="layout" draw:type="curve" svg:x1="19.75cm" svg:y1="16.5cm" svg:x2="22cm" svg:y2="13.5cm" draw:start-shape="id1" draw:start-glue-point="0" draw:end-shape="id6" draw:end-glue-point="2" svg:d="m19750 16500c0-2250 2250-750 2250-3000">
          <text:p/>
        </draw:connector>
        <draw:custom-shape draw:style-name="gr10" draw:text-style-name="P6" draw:id="id76" draw:layer="layout" svg:width="4.5cm" svg:height="2cm" svg:x="8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1" draw:layer="layout" svg:width="25.199cm" svg:height="3.256cm" svg:x="1.4cm" svg:y="0.961cm" presentation:class="title" presentation:user-transformed="true">
          <draw:text-box>
            <text:p><text:span text:style-name="T1">Лексический анализатор</text:span></text:p>
          </draw:text-box>
        </draw:frame>
        <draw:frame draw:style-name="gr2" draw:text-style-name="P10" draw:layer="layout" svg:width="6.217cm" svg:height="0.988cm" svg:x="11.402cm" svg:y="3.5cm">
          <draw:text-box>
            <text:p><text:span text:style-name="T8">(class TokenA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9">
        <office:forms form:automatic-focus="false" form:apply-design-mode="false"/>
        <draw:rect draw:style-name="gr3" draw:text-style-name="P6" draw:layer="layout" svg:width="3.5cm" svg:height="1cm" svg:x="1cm" svg:y="8.5cm">
          <text:p text:style-name="P6">label</text:p>
        </draw:rect>
        <draw:rect draw:style-name="gr4" draw:text-style-name="P6" draw:layer="layout" svg:width="1cm" svg:height="1cm" svg:x="5cm" svg:y="8.5cm">
          <text:p text:style-name="P6">:</text:p>
        </draw:rect>
        <draw:rect draw:style-name="gr5" draw:text-style-name="P7" draw:layer="layout" svg:width="2cm" svg:height="1cm" svg:x="6.5cm" svg:y="8.5cm">
          <text:p text:style-name="P6"><text:span text:style-name="T1">EOS</text:span></text:p>
        </draw:rect>
        <draw:rect draw:style-name="gr3" draw:text-style-name="P6" draw:layer="layout" svg:width="2cm" svg:height="1cm" svg:x="1cm" svg:y="11cm">
          <text:p text:style-name="P6">brm</text:p>
        </draw:rect>
        <draw:rect draw:style-name="gr3" draw:text-style-name="P6" draw:layer="layout" svg:width="1.5cm" svg:height="1cm" svg:x="4cm" svg:y="11cm">
          <text:p text:style-name="P6">%r0</text:p>
        </draw:rect>
        <draw:rect draw:style-name="gr4" draw:text-style-name="P6" draw:layer="layout" svg:width="1cm" svg:height="1cm" svg:x="6.5cm" svg:y="11cm">
          <text:p text:style-name="P6">,</text:p>
        </draw:rect>
        <draw:rect draw:style-name="gr4" draw:text-style-name="P6" draw:layer="layout" svg:width="1cm" svg:height="1cm" svg:x="8.5cm" svg:y="11cm">
          <text:p text:style-name="P6">(</text:p>
        </draw:rect>
        <draw:rect draw:style-name="gr3" draw:text-style-name="P6" draw:layer="layout" svg:width="1.5cm" svg:height="1cm" svg:x="10cm" svg:y="11cm">
          <text:p text:style-name="P6">%r1</text:p>
        </draw:rect>
        <draw:rect draw:style-name="gr4" draw:text-style-name="P6" draw:layer="layout" svg:width="1cm" svg:height="1cm" svg:x="12cm" svg:y="11cm">
          <text:p text:style-name="P6">)</text:p>
        </draw:rect>
        <draw:rect draw:style-name="gr3" draw:text-style-name="P6" draw:layer="layout" svg:width="2cm" svg:height="1cm" svg:x="1cm" svg:y="13.5cm">
          <text:p text:style-name="P6">ld</text:p>
        </draw:rect>
        <draw:rect draw:style-name="gr6" draw:text-style-name="P6" draw:layer="layout" svg:width="2cm" svg:height="1cm" svg:x="4cm" svg:y="13.5cm">
          <text:p text:style-name="P6">100</text:p>
        </draw:rect>
        <draw:rect draw:style-name="gr4" draw:text-style-name="P6" draw:layer="layout" svg:width="1cm" svg:height="1cm" svg:x="7cm" svg:y="13.5cm">
          <text:p text:style-name="P6">,</text:p>
        </draw:rect>
        <draw:rect draw:style-name="gr3" draw:text-style-name="P6" draw:layer="layout" svg:width="1.5cm" svg:height="1cm" svg:x="9cm" svg:y="13.5cm">
          <text:p text:style-name="P6">%r0</text:p>
        </draw:rect>
        <draw:rect draw:style-name="gr5" draw:text-style-name="P7" draw:layer="layout" svg:width="2cm" svg:height="1cm" svg:x="14cm" svg:y="11cm">
          <text:p text:style-name="P6"><text:span text:style-name="T1">EOS</text:span></text:p>
        </draw:rect>
        <draw:rect draw:style-name="gr5" draw:text-style-name="P7" draw:layer="layout" svg:width="2cm" svg:height="1cm" svg:x="11.5cm" svg:y="13.5cm">
          <text:p text:style-name="P6"><text:span text:style-name="T1">EOS</text:span></text:p>
        </draw:rect>
        <draw:rect draw:style-name="gr11" draw:text-style-name="P6" draw:id="id10" draw:layer="layout" svg:width="8cm" svg:height="2cm" svg:x="17cm" svg:y="8cm">
          <text:p text:style-name="P6">label:</text:p>
        </draw:rect>
        <draw:rect draw:style-name="gr12" draw:text-style-name="P11" draw:id="id9" draw:layer="layout" svg:width="8cm" svg:height="2cm" svg:x="17cm" svg:y="10.5cm">
          <text:p/>
        </draw:rect>
        <draw:rect draw:style-name="gr13" draw:text-style-name="P6" draw:id="id81" draw:layer="layout" svg:width="2.5cm" svg:height="1cm" svg:x="19cm" svg:y="11cm">
          <text:p text:style-name="P6">%r0</text:p>
        </draw:rect>
        <draw:rect draw:style-name="gr14" draw:text-style-name="P6" draw:id="id82" draw:layer="layout" svg:width="2.5cm" svg:height="1cm" svg:x="22cm" svg:y="11cm">
          <text:p text:style-name="P6">m(%r1)</text:p>
        </draw:rect>
        <draw:rect draw:style-name="gr12" draw:text-style-name="P11" draw:id="id8" draw:layer="layout" svg:width="8cm" svg:height="2cm" svg:x="17cm" svg:y="13cm">
          <text:p/>
        </draw:rect>
        <draw:rect draw:style-name="gr6" draw:text-style-name="P6" draw:id="id83" draw:layer="layout" svg:width="2.5cm" svg:height="1cm" svg:x="19cm" svg:y="13.5cm">
          <text:p text:style-name="P6">100</text:p>
        </draw:rect>
        <draw:rect draw:style-name="gr13" draw:text-style-name="P6" draw:id="id84" draw:layer="layout" svg:width="2.5cm" svg:height="1cm" svg:x="22cm" svg:y="13.5cm">
          <text:p text:style-name="P6">%r0</text:p>
        </draw:rect>
        <draw:polyline draw:style-name="gr7" draw:text-style-name="P6" draw:id="id85" draw:layer="layout" svg:width="0cm" svg:height="10.999cm" svg:x="16.5cm" svg:y="5.5cm" svg:viewBox="0 0 0 11000" draw:points="0,0 0,11000">
          <text:p/>
        </draw:polyline>
        <draw:rect draw:style-name="gr15" draw:text-style-name="P6" draw:id="id86" draw:layer="layout" svg:width="2cm" svg:height="1cm" svg:x="17cm" svg:y="11cm">
          <text:p text:style-name="P6">brm</text:p>
        </draw:rect>
        <draw:rect draw:style-name="gr15" draw:text-style-name="P6" draw:id="id87" draw:layer="layout" svg:width="2cm" svg:height="1cm" svg:x="17cm" svg:y="13.5cm">
          <text:p text:style-name="P6">ld</text:p>
        </draw:rect>
        <draw:custom-shape draw:style-name="gr10" draw:text-style-name="P6" draw:id="id88" draw:layer="layout" svg:width="4.5cm" svg:height="2cm" svg:x="14.5cm" svg:y="16cm">
          <text:p text:style-name="P6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6" draw:text-style-name="P6" draw:id="id77" draw:layer="layout" svg:width="2.5cm" svg:height="2cm" svg:x="3.5cm" svg:y="10.5cm">
          <text:p/>
        </draw:rect>
        <draw:rect draw:style-name="gr16" draw:text-style-name="P6" draw:id="id78" draw:layer="layout" svg:width="5.5cm" svg:height="2cm" svg:x="8cm" svg:y="10.5cm">
          <text:p/>
        </draw:rect>
        <draw:rect draw:style-name="gr16" draw:text-style-name="P6" draw:id="id79" draw:layer="layout" svg:width="3cm" svg:height="2cm" svg:x="3.5cm" svg:y="13cm">
          <text:p/>
        </draw:rect>
        <draw:rect draw:style-name="gr16" draw:text-style-name="P6" draw:id="id80" draw:layer="layout" svg:width="2.5cm" svg:height="2cm" svg:x="8.5cm" svg:y="13cm">
          <text:p/>
        </draw:rect>
        <draw:ellipse draw:style-name="gr8" draw:text-style-name="P6" draw:id="id7" draw:layer="layout" svg:width="6.5cm" svg:height="2cm" svg:x="18.5cm" svg:y="17.5cm">
          <text:p text:style-name="P6"><text:span text:style-name="T8">SemanticUnit</text:span><text:span text:style-name="T12">s</text:span></text:p>
        </draw:ellipse>
        <draw:connector draw:style-name="gr17" draw:text-style-name="P6" draw:id="id89" draw:layer="layout" draw:type="curve" svg:x1="25cm" svg:y1="18.5cm" svg:x2="25cm" svg:y2="14cm" draw:start-shape="id7" draw:start-glue-point="1" draw:end-shape="id8" draw:end-glue-point="1" svg:d="m25000 18500c751 0 751-4500 0-4500">
          <text:p/>
        </draw:connector>
        <draw:connector draw:style-name="gr17" draw:text-style-name="P6" draw:id="id90" draw:layer="layout" draw:type="curve" draw:line-skew="0.249cm" svg:x1="25cm" svg:y1="18.5cm" svg:x2="25cm" svg:y2="11.5cm" draw:start-shape="id7" draw:start-glue-point="1" draw:end-shape="id9" draw:end-glue-point="1" svg:d="m25000 18500c1125 0 1125-7000 0-7000">
          <text:p/>
        </draw:connector>
        <draw:connector draw:style-name="gr17" draw:text-style-name="P6" draw:id="id91" draw:layer="layout" draw:type="curve" draw:line-skew="0.624cm" svg:x1="25cm" svg:y1="18.5cm" svg:x2="25cm" svg:y2="9cm" draw:start-shape="id7" draw:start-glue-point="1" draw:end-shape="id10" draw:end-glue-point="1" svg:d="m25000 18500c1687 0 1687-9500 0-9500">
          <text:p/>
        </draw:connector>
        <draw:frame presentation:style-name="pr4" draw:text-style-name="P1" draw:layer="layout" svg:width="25.199cm" svg:height="3.256cm" svg:x="1.4cm" svg:y="0.961cm" presentation:class="title" presentation:user-transformed="true">
          <draw:text-box>
            <text:p><text:span text:style-name="T1">Семантический анализатор</text:span></text:p>
          </draw:text-box>
        </draw:frame>
        <draw:frame draw:style-name="gr2" draw:text-style-name="P10" draw:layer="layout" svg:width="7.36cm" svg:height="0.988cm" svg:x="11.402cm" svg:y="3.5cm">
          <draw:text-box>
            <text:p><text:span text:style-name="T8">(class SemanticA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9">
        <office:forms form:automatic-focus="false" form:apply-design-mode="false"/>
        <draw:frame presentation:style-name="pr7" draw:text-style-name="P10" draw:layer="layout" svg:width="25.199cm" svg:height="9.217cm" svg:x="1.4cm" svg:y="-2.019cm" presentation:class="title" presentation:user-transformed="true">
          <draw:text-box>
            <text:p><text:span text:style-name="T13">class</text:span><text:span text:style-name="T8"> </text:span><text:span text:style-name="T14">Token</text:span></text:p>
          </draw:text-box>
        </draw:frame>
        <draw:rect draw:style-name="gr18" draw:text-style-name="P6" draw:id="id14" draw:layer="layout" svg:width="7.5cm" svg:height="1.5cm" svg:x="18.8cm" svg:y="5cm">
          <text:p text:style-name="P6">int iVal</text:p>
        </draw:rect>
        <draw:rect draw:style-name="gr18" draw:text-style-name="P6" draw:id="id12" draw:layer="layout" svg:width="7.5cm" svg:height="1.5cm" svg:x="10.3cm" svg:y="5cm">
          <text:p text:style-name="P6">std::string sVal</text:p>
        </draw:rect>
        <draw:rect draw:style-name="gr19" draw:text-style-name="P6" draw:layer="layout" svg:width="7.5cm" svg:height="11.5cm" svg:x="1.8cm" svg:y="5cm">
          <text:p/>
        </draw:rect>
        <draw:rect draw:style-name="gr18" draw:text-style-name="P6" draw:layer="layout" svg:width="5.5cm" svg:height="1.5cm" svg:x="2.8cm" svg:y="5cm">
          <text:p text:style-name="P6">tokenType</text:p>
        </draw:rect>
        <draw:rect draw:style-name="gr20" draw:text-style-name="P6" draw:id="id11" draw:layer="layout" svg:width="6.5cm" svg:height="1cm" svg:x="2.3cm" svg:y="9cm">
          <text:p text:style-name="P6">TOKEN_ID</text:p>
        </draw:rect>
        <draw:rect draw:style-name="gr20" draw:text-style-name="P6" draw:id="id13" draw:layer="layout" svg:width="6.5cm" svg:height="1cm" svg:x="2.3cm" svg:y="10cm">
          <text:p text:style-name="P6">TOKEN_CONST_INT</text:p>
        </draw:rect>
        <draw:connector draw:style-name="gr17" draw:text-style-name="P6" draw:layer="layout" draw:type="curve" svg:x1="8.8cm" svg:y1="9.5cm" svg:x2="14.05cm" svg:y2="6.5cm" draw:start-shape="id11" draw:start-glue-point="1" draw:end-shape="id12" draw:end-glue-point="2" svg:d="m8800 9500c3500 0 5250-1000 5250-3000">
          <text:p/>
        </draw:connector>
        <draw:connector draw:style-name="gr17" draw:text-style-name="P6" draw:layer="layout" draw:type="curve" svg:x1="8.8cm" svg:y1="10.5cm" svg:x2="22.55cm" svg:y2="6.5cm" draw:start-shape="id13" draw:start-glue-point="1" draw:end-shape="id14" draw:end-glue-point="2" svg:d="m8800 10500c9167 0 13750-1333 13750-4000">
          <text:p/>
        </draw:connector>
        <draw:rect draw:style-name="gr4" draw:text-style-name="P6" draw:id="id18" draw:layer="layout" svg:width="6.5cm" svg:height="1cm" svg:x="2.3cm" svg:y="15cm">
          <text:p text:style-name="P6">TOKEN_EOS</text:p>
        </draw:rect>
        <draw:rect draw:style-name="gr4" draw:text-style-name="P6" draw:layer="layout" svg:width="6.5cm" svg:height="1cm" svg:x="2.3cm" svg:y="12cm">
          <text:p text:style-name="P6">TOKEN_COMMA</text:p>
        </draw:rect>
        <draw:rect draw:style-name="gr4" draw:text-style-name="P6" draw:layer="layout" svg:width="6.5cm" svg:height="1cm" svg:x="2.3cm" svg:y="13cm">
          <text:p text:style-name="P6">TOKEN_LBRACKET</text:p>
        </draw:rect>
        <draw:rect draw:style-name="gr4" draw:text-style-name="P6" draw:layer="layout" svg:width="6.5cm" svg:height="1cm" svg:x="2.3cm" svg:y="14cm">
          <text:p text:style-name="P6">TOKEN_RBRACKET</text:p>
        </draw:rect>
        <draw:rect draw:style-name="gr4" draw:text-style-name="P6" draw:layer="layout" svg:width="6.5cm" svg:height="1cm" svg:x="2.3cm" svg:y="11cm">
          <text:p text:style-name="P6">TOKEN_COLON</text:p>
        </draw:rect>
        <draw:rect draw:style-name="gr21" draw:text-style-name="P6" draw:id="id15" draw:layer="layout" svg:width="9cm" svg:height="1cm" svg:x="14.8cm" svg:y="10.5cm">
          <text:p text:style-name="P6">createId(string id_string)</text:p>
        </draw:rect>
        <draw:rect draw:style-name="gr21" draw:text-style-name="P6" draw:id="id16" draw:layer="layout" svg:width="9cm" svg:height="1cm" svg:x="14.8cm" svg:y="12cm">
          <text:p text:style-name="P6">createConstInt(int iVal)</text:p>
        </draw:rect>
        <draw:rect draw:style-name="gr21" draw:text-style-name="P6" draw:id="id19" draw:layer="layout" svg:width="9cm" svg:height="1cm" svg:x="14.8cm" svg:y="13.5cm">
          <text:p text:style-name="P6">createScalar(tokenType)</text:p>
        </draw:rect>
        <draw:rect draw:style-name="gr21" draw:text-style-name="P6" draw:id="id17" draw:layer="layout" svg:width="9cm" svg:height="1cm" svg:x="14.8cm" svg:y="15cm">
          <text:p text:style-name="P6">createEos()</text:p>
        </draw:rect>
        <draw:connector draw:style-name="gr22" draw:text-style-name="P6" draw:layer="layout" draw:type="curve" svg:x1="14.8cm" svg:y1="11cm" svg:x2="8.8cm" svg:y2="9.5cm" draw:start-shape="id15" draw:start-glue-point="3" draw:end-shape="id11" draw:end-glue-point="1" svg:d="m14800 11000c-4500 0-1500-1500-6000-1500">
          <text:p/>
        </draw:connector>
        <draw:connector draw:style-name="gr22" draw:text-style-name="P6" draw:layer="layout" draw:type="curve" svg:x1="14.8cm" svg:y1="12.5cm" svg:x2="8.8cm" svg:y2="10.5cm" draw:start-shape="id16" draw:start-glue-point="3" draw:end-shape="id13" draw:end-glue-point="1" svg:d="m14800 12500c-4500 0-1500-2000-6000-2000">
          <text:p/>
        </draw:connector>
        <draw:connector draw:style-name="gr22" draw:text-style-name="P6" draw:layer="layout" draw:type="curve" svg:x1="14.8cm" svg:y1="15.5cm" svg:x2="8.8cm" svg:y2="15.5cm" draw:start-shape="id17" draw:start-glue-point="3" draw:end-shape="id18" draw:end-glue-point="1" svg:d="m14800 15500h-6000">
          <text:p/>
        </draw:connector>
        <draw:custom-shape draw:style-name="gr23" draw:text-style-name="P6" draw:id="id20" draw:layer="layout" svg:width="1.5cm" svg:height="5cm" svg:x="8.8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2" draw:text-style-name="P6" draw:layer="layout" draw:type="curve" svg:x1="14.8cm" svg:y1="14cm" svg:x2="10.3cm" svg:y2="13.499cm" draw:start-shape="id19" draw:start-glue-point="3" draw:end-shape="id20" draw:end-glue-point="6" svg:d="m14800 14000c-3336 0-1086-501-4500-501">
          <text:p/>
        </draw:connector>
        <draw:rect draw:style-name="gr24" draw:text-style-name="P6" draw:layer="layout" svg:width="2.5cm" svg:height="1cm" svg:x="5.8cm" svg:y="6.5cm">
          <text:p text:style-name="P6">type()</text:p>
        </draw:rect>
        <draw:rect draw:style-name="gr24" draw:text-style-name="P6" draw:layer="layout" svg:width="2.5cm" svg:height="1cm" svg:x="15.3cm" svg:y="6.5cm">
          <text:p text:style-name="P6">str()</text:p>
        </draw:rect>
        <draw:rect draw:style-name="gr24" draw:text-style-name="P6" draw:layer="layout" svg:width="3cm" svg:height="1cm" svg:x="23.3cm" svg:y="6.5cm">
          <text:p text:style-name="P6">integer()</text:p>
        </draw:rect>
        <draw:frame draw:style-name="gr25" draw:text-style-name="P13" draw:layer="layout" svg:width="24.49cm" svg:height="0.89cm" svg:x="1.799cm" svg:y="3.91cm">
          <draw:text-box>
            <text:p text:style-name="P12"><text:span text:style-name="T15">переменные класса</text:span></text:p>
          </draw:text-box>
        </draw:frame>
        <draw:rect draw:style-name="gr26" draw:text-style-name="P14" draw:layer="layout" svg:width="5.5cm" svg:height="1.1cm" draw:transform="rotate (1.5707963267946) translate (23.7cm 16cm)">
          <text:p text:style-name="P6"><text:span text:style-name="T16">методы</text:span></text:p>
        </draw:rect>
        <draw:rect draw:style-name="gr26" draw:text-style-name="P14" draw:layer="layout" svg:width="7cm" svg:height="1.6cm" draw:transform="rotate (1.5707963267946) translate (0.5cm 16cm)">
          <text:p text:style-name="P6"><text:span text:style-name="T16">значения</text:span></text:p>
        </draw:rect>
        <draw:rect draw:style-name="gr26" draw:text-style-name="P15" draw:layer="layout" svg:width="3cm" svg:height="0.6cm" svg:x="23.3cm" svg:y="7.4cm">
          <text:p text:style-name="P6"><text:span text:style-name="T17">getter</text:span></text:p>
        </draw:rect>
        <draw:rect draw:style-name="gr26" draw:text-style-name="P15" draw:layer="layout" svg:width="2.5cm" svg:height="0.6cm" svg:x="15.3cm" svg:y="7.4cm">
          <text:p text:style-name="P6"><text:span text:style-name="T17">getter</text:span></text:p>
        </draw:rect>
        <draw:rect draw:style-name="gr26" draw:text-style-name="P15" draw:layer="layout" svg:width="2.5cm" svg:height="0.6cm" svg:x="5.8cm" svg:y="7.4cm">
          <text:p text:style-name="P6"><text:span text:style-name="T17">getter</text:span></text:p>
        </draw:rect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9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 presentation:user-transformed="true">
          <draw:text-box>
            <text:p><text:span text:style-name="T13">class</text:span><text:span text:style-name="T8"> </text:span><text:span text:style-name="T14">SemanticUnit</text:span></text:p>
          </draw:text-box>
        </draw:frame>
        <draw:rect draw:style-name="gr18" draw:text-style-name="P16" draw:id="id22" draw:layer="layout" svg:width="7.5cm" svg:height="1.5cm" svg:x="9.5cm" svg:y="5cm">
          <text:p text:style-name="P6"><text:span text:style-name="T18">std::string sVal</text:span></text:p>
        </draw:rect>
        <draw:rect draw:style-name="gr27" draw:text-style-name="P6" draw:layer="layout" svg:width="7.5cm" svg:height="5.5cm" svg:x="1cm" svg:y="5cm">
          <text:p/>
        </draw:rect>
        <draw:rect draw:style-name="gr18" draw:text-style-name="P16" draw:layer="layout" svg:width="5.5cm" svg:height="1.5cm" svg:x="2cm" svg:y="5cm">
          <text:p text:style-name="P6"><text:span text:style-name="T18">unitType</text:span></text:p>
        </draw:rect>
        <draw:rect draw:style-name="gr20" draw:text-style-name="P16" draw:id="id21" draw:layer="layout" svg:width="6.5cm" svg:height="1cm" svg:x="1.5cm" svg:y="8cm">
          <text:p text:style-name="P6"><text:span text:style-name="T18">UNIT_LABEL</text:span></text:p>
        </draw:rect>
        <draw:rect draw:style-name="gr20" draw:text-style-name="P16" draw:id="id25" draw:layer="layout" svg:width="6.5cm" svg:height="1cm" svg:x="1.5cm" svg:y="9cm">
          <text:p text:style-name="P6"><text:span text:style-name="T18">UNIT_OPERATION</text:span></text:p>
        </draw:rect>
        <draw:connector draw:style-name="gr17" draw:text-style-name="P6" draw:layer="layout" draw:type="curve" svg:x1="8cm" svg:y1="8.5cm" svg:x2="13.25cm" svg:y2="6.5cm" draw:start-shape="id21" draw:start-glue-point="1" draw:end-shape="id22" draw:end-glue-point="2" svg:d="m8000 8500c3500 0 5250-666 5250-2000">
          <text:p/>
        </draw:connector>
        <draw:rect draw:style-name="gr21" draw:text-style-name="P16" draw:id="id23" draw:layer="layout" svg:width="12.5cm" svg:height="1cm" svg:x="14cm" svg:y="10.5cm">
          <text:p text:style-name="P6"><text:span text:style-name="T18">createLabel(string id_string)</text:span></text:p>
        </draw:rect>
        <draw:rect draw:style-name="gr21" draw:text-style-name="P16" draw:id="id24" draw:layer="layout" svg:width="12.5cm" svg:height="1cm" svg:x="14cm" svg:y="12cm">
          <text:p text:style-name="P6"><text:span text:style-name="T18">createOperation(string opcode, operands)</text:span></text:p>
        </draw:rect>
        <draw:rect draw:style-name="gr21" draw:text-style-name="P16" draw:layer="layout" svg:width="12.5cm" svg:height="1cm" svg:x="14cm" svg:y="13.5cm">
          <text:p text:style-name="P6"><text:span text:style-name="T18">bool operator== (string str)</text:span></text:p>
        </draw:rect>
        <draw:connector draw:style-name="gr22" draw:text-style-name="P6" draw:layer="layout" draw:type="curve" svg:x1="14cm" svg:y1="11cm" svg:x2="8cm" svg:y2="8.5cm" draw:start-shape="id23" draw:start-glue-point="3" draw:end-shape="id21" draw:end-glue-point="1" svg:d="m14000 11000c-4500 0-1500-2500-6000-2500">
          <text:p/>
        </draw:connector>
        <draw:connector draw:style-name="gr22" draw:text-style-name="P6" draw:layer="layout" draw:type="curve" svg:x1="14cm" svg:y1="12.5cm" svg:x2="8cm" svg:y2="9.5cm" draw:start-shape="id24" draw:start-glue-point="3" draw:end-shape="id25" draw:end-glue-point="1" svg:d="m14000 12500c-4500 0-1500-3000-6000-3000">
          <text:p/>
        </draw:connector>
        <draw:rect draw:style-name="gr24" draw:text-style-name="P16" draw:layer="layout" svg:width="2.5cm" svg:height="1cm" svg:x="5cm" svg:y="6.5cm">
          <text:p text:style-name="P6"><text:span text:style-name="T18">type()</text:span></text:p>
        </draw:rect>
        <draw:rect draw:style-name="gr24" draw:text-style-name="P16" draw:layer="layout" svg:width="2.5cm" svg:height="1cm" svg:x="14.5cm" svg:y="6.5cm">
          <text:p text:style-name="P6"><text:span text:style-name="T18">str()</text:span></text:p>
        </draw:rect>
        <draw:frame draw:style-name="gr28" draw:text-style-name="P17" draw:layer="layout" svg:width="8.71cm" svg:height="1.538cm" svg:x="10cm" svg:y="17.962cm">
          <draw:text-box>
            <text:p><text:span text:style-name="T19">Нет привязки к контексту</text:span></text:p>
          </draw:text-box>
        </draw:frame>
        <draw:rect draw:style-name="gr18" draw:text-style-name="P16" draw:id="id26" draw:layer="layout" svg:width="9cm" svg:height="1.5cm" svg:x="18cm" svg:y="5cm">
          <text:p text:style-name="P6"><text:span text:style-name="T18">vector&lt;Operand *&gt; operands</text:span></text:p>
        </draw:rect>
        <draw:rect draw:style-name="gr24" draw:text-style-name="P16" draw:layer="layout" svg:width="4cm" svg:height="1cm" svg:x="23cm" svg:y="6.5cm">
          <text:p text:style-name="P6"><text:span text:style-name="T18">nOperands()</text:span></text:p>
        </draw:rect>
        <draw:connector draw:style-name="gr17" draw:text-style-name="P6" draw:layer="layout" draw:type="curve" svg:x1="8cm" svg:y1="9.5cm" svg:x2="22.5cm" svg:y2="6.5cm" draw:start-shape="id25" draw:start-glue-point="1" draw:end-shape="id26" draw:end-glue-point="2" svg:d="m8000 9500c9667 0 14500-1000 14500-3000">
          <text:p/>
        </draw:connector>
        <draw:connector draw:style-name="gr17" draw:text-style-name="P6" draw:layer="layout" draw:type="curve" svg:x1="8cm" svg:y1="9.5cm" svg:x2="13.25cm" svg:y2="6.5cm" draw:start-shape="id25" draw:start-glue-point="1" draw:end-shape="id22" draw:end-glue-point="2" svg:d="m8000 9500c3500 0 5250-1000 5250-3000">
          <text:p/>
        </draw:connector>
        <draw:rect draw:style-name="gr24" draw:text-style-name="P16" draw:layer="layout" svg:width="4cm" svg:height="1cm" svg:x="23cm" svg:y="7.5cm">
          <text:p text:style-name="P6"><text:span text:style-name="T18">operator[]</text:span></text:p>
        </draw:rect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9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 presentation:user-transformed="true">
          <draw:text-box>
            <text:p><text:span text:style-name="T13">class</text:span><text:span text:style-name="T8"> </text:span><text:span text:style-name="T14">Operand</text:span></text:p>
          </draw:text-box>
        </draw:frame>
        <draw:rect draw:style-name="gr29" draw:text-style-name="P6" draw:layer="layout" svg:width="8.5cm" svg:height="9cm" svg:x="1cm" svg:y="5cm">
          <text:p/>
        </draw:rect>
        <draw:rect draw:style-name="gr18" draw:text-style-name="P16" draw:layer="layout" svg:width="5.5cm" svg:height="1.5cm" svg:x="2.5cm" svg:y="5cm">
          <text:p text:style-name="P6"><text:span text:style-name="T18">type</text:span></text:p>
        </draw:rect>
        <draw:rect draw:style-name="gr20" draw:text-style-name="P16" draw:id="id29" draw:layer="layout" svg:width="7.5cm" svg:height="1cm" svg:x="1.5cm" svg:y="7.5cm">
          <text:p text:style-name="P6"><text:span text:style-name="T18">OPERAND_GPR</text:span></text:p>
        </draw:rect>
        <draw:rect draw:style-name="gr20" draw:text-style-name="P16" draw:id="id28" draw:layer="layout" svg:width="7.5cm" svg:height="1cm" svg:x="1.5cm" svg:y="10cm">
          <text:p text:style-name="P6"><text:span text:style-name="T18">OPERAND_CONST_INT</text:span></text:p>
        </draw:rect>
        <draw:rect draw:style-name="gr21" draw:text-style-name="P16" draw:id="id36" draw:layer="layout" svg:width="8cm" svg:height="1cm" svg:x="14cm" svg:y="16.5cm">
          <text:p text:style-name="P6"><text:span text:style-name="T18">isDirectGpr()</text:span></text:p>
        </draw:rect>
        <draw:rect draw:style-name="gr20" draw:text-style-name="P16" draw:id="id31" draw:layer="layout" svg:width="7.5cm" svg:height="1cm" svg:x="1.5cm" svg:y="8.5cm">
          <text:p text:style-name="P6"><text:span text:style-name="T18">OPERAND_CUSTOM_ID</text:span></text:p>
        </draw:rect>
        <draw:rect draw:style-name="gr21" draw:text-style-name="P16" draw:id="id27" draw:layer="layout" svg:width="12.5cm" svg:height="1cm" svg:x="14cm" svg:y="11cm">
          <text:p text:style-name="P6"><text:span text:style-name="T18">createConstInt(int iVal)</text:span></text:p>
        </draw:rect>
        <draw:connector draw:style-name="gr30" draw:text-style-name="P6" draw:layer="layout" draw:type="curve" svg:x1="14cm" svg:y1="11.5cm" svg:x2="9cm" svg:y2="10.5cm" draw:start-shape="id27" draw:start-glue-point="3" draw:end-shape="id28" draw:end-glue-point="1" svg:d="m14000 11500c-3750 0-1250-1000-5000-1000">
          <text:p/>
        </draw:connector>
        <draw:rect draw:style-name="gr18" draw:text-style-name="P16" draw:id="id30" draw:layer="layout" svg:width="7.5cm" svg:height="1.5cm" svg:x="10.5cm" svg:y="5cm">
          <text:p text:style-name="P6"><text:span text:style-name="T18">std::string sVal</text:span></text:p>
        </draw:rect>
        <draw:connector draw:style-name="gr17" draw:text-style-name="P6" draw:layer="layout" draw:type="curve" svg:x1="9cm" svg:y1="8cm" svg:x2="14.25cm" svg:y2="6.5cm" draw:start-shape="id29" draw:start-glue-point="1" draw:end-shape="id30" draw:end-glue-point="2" svg:d="m9000 8000c3500 0 5250-500 5250-1500">
          <text:p/>
        </draw:connector>
        <draw:connector draw:style-name="gr17" draw:text-style-name="P6" draw:layer="layout" draw:type="curve" svg:x1="9cm" svg:y1="9cm" svg:x2="14.25cm" svg:y2="6.5cm" draw:start-shape="id31" draw:start-glue-point="1" draw:end-shape="id30" draw:end-glue-point="2" svg:d="m9000 9000c3500 0 5250-833 5250-2500">
          <text:p/>
        </draw:connector>
        <draw:rect draw:style-name="gr18" draw:text-style-name="P6" draw:id="id32" draw:layer="layout" svg:width="7.5cm" svg:height="1.5cm" svg:x="19cm" svg:y="5cm">
          <text:p text:style-name="P6">int iVal</text:p>
        </draw:rect>
        <draw:connector draw:style-name="gr17" draw:text-style-name="P6" draw:layer="layout" draw:type="curve" svg:x1="9cm" svg:y1="10.5cm" svg:x2="22.75cm" svg:y2="6.5cm" draw:start-shape="id28" draw:start-glue-point="1" draw:end-shape="id32" draw:end-glue-point="2" svg:d="m9000 10500c9167 0 13750-1333 13750-4000">
          <text:p/>
        </draw:connector>
        <draw:rect draw:style-name="gr24" draw:text-style-name="P16" draw:layer="layout" svg:width="2.5cm" svg:height="1cm" svg:x="15.5cm" svg:y="6.5cm">
          <text:p text:style-name="P6"><text:span text:style-name="T18">str()</text:span></text:p>
        </draw:rect>
        <draw:rect draw:style-name="gr24" draw:text-style-name="P16" draw:layer="layout" svg:width="3cm" svg:height="1cm" svg:x="23.5cm" svg:y="6.5cm">
          <text:p text:style-name="P6"><text:span text:style-name="T18">integer()</text:span></text:p>
        </draw:rect>
        <draw:rect draw:style-name="gr12" draw:text-style-name="P6" draw:id="id33" draw:layer="layout" svg:width="12.5cm" svg:height="2cm" svg:x="14cm" svg:y="12.5cm">
          <text:p/>
        </draw:rect>
        <draw:rect draw:style-name="gr21" draw:text-style-name="P16" draw:layer="layout" svg:width="12.5cm" svg:height="1cm" svg:x="14cm" svg:y="12.5cm">
          <text:p text:style-name="P6"><text:span text:style-name="T18">createId(string id_string)</text:span></text:p>
        </draw:rect>
        <draw:rect draw:style-name="gr21" draw:text-style-name="P16" draw:layer="layout" svg:width="12.5cm" svg:height="1cm" svg:x="14cm" svg:y="13.5cm">
          <text:p text:style-name="P6"><text:span text:style-name="T18">createIdInd(string id_string)</text:span></text:p>
        </draw:rect>
        <draw:connector draw:style-name="gr30" draw:text-style-name="P6" draw:layer="layout" draw:type="curve" svg:x1="14cm" svg:y1="13.5cm" svg:x2="9cm" svg:y2="8cm" draw:start-shape="id33" draw:start-glue-point="3" draw:end-shape="id29" draw:end-glue-point="1" svg:d="m14000 13500c-3750 0-1250-5500-5000-5500">
          <text:p/>
        </draw:connector>
        <draw:connector draw:style-name="gr30" draw:text-style-name="P6" draw:layer="layout" draw:type="curve" svg:x1="14cm" svg:y1="13.5cm" svg:x2="9cm" svg:y2="9cm" draw:start-shape="id33" draw:start-glue-point="3" draw:end-shape="id31" draw:end-glue-point="1" svg:d="m14000 13500c-3750 0-1250-4500-5000-4500">
          <text:p/>
        </draw:connector>
        <draw:rect draw:style-name="gr21" draw:text-style-name="P16" draw:id="id38" draw:layer="layout" svg:width="8cm" svg:height="1cm" svg:x="14cm" svg:y="17.5cm">
          <text:p text:style-name="P6"><text:span text:style-name="T18">isIndirectGpr()</text:span></text:p>
        </draw:rect>
        <draw:rect draw:style-name="gr21" draw:text-style-name="P16" draw:layer="layout" svg:width="4cm" svg:height="1cm" svg:x="5cm" svg:y="11cm">
          <text:p text:style-name="P6"><text:span text:style-name="T18">isConstInt()</text:span></text:p>
        </draw:rect>
        <draw:rect draw:style-name="gr12" draw:text-style-name="P6" draw:layer="layout" svg:width="5cm" svg:height="4.5cm" svg:x="4.5cm" svg:y="14.5cm">
          <text:p/>
        </draw:rect>
        <draw:rect draw:style-name="gr18" draw:text-style-name="P16" draw:id="id34" draw:layer="layout" svg:width="4cm" svg:height="1.5cm" svg:x="5cm" svg:y="14.5cm">
          <text:p text:style-name="P6"><text:span text:style-name="T18">indirect</text:span></text:p>
        </draw:rect>
        <draw:connector draw:style-name="gr30" draw:text-style-name="P6" draw:layer="layout" draw:type="curve" svg:x1="14cm" svg:y1="13.5cm" svg:x2="9cm" svg:y2="15.25cm" draw:start-shape="id33" draw:start-glue-point="3" draw:end-shape="id34" draw:end-glue-point="1" svg:d="m14000 13500c-3750 0-1250 1750-5000 1750">
          <text:p/>
        </draw:connector>
        <draw:rect draw:style-name="gr20" draw:text-style-name="P16" draw:id="id35" draw:layer="layout" svg:width="4cm" svg:height="1cm" svg:x="5cm" svg:y="16.5cm">
          <text:p text:style-name="P6"><text:span text:style-name="T18">false</text:span></text:p>
        </draw:rect>
        <draw:rect draw:style-name="gr20" draw:text-style-name="P16" draw:id="id37" draw:layer="layout" svg:width="4cm" svg:height="1cm" svg:x="5cm" svg:y="17.5cm">
          <text:p text:style-name="P6"><text:span text:style-name="T18">true</text:span></text:p>
        </draw:rect>
        <draw:rect draw:style-name="gr15" draw:text-style-name="P19" draw:layer="layout" svg:width="3cm" svg:height="1cm" svg:x="22cm" svg:y="16.5cm">
          <text:p text:style-name="P6"><text:span text:style-name="T14">%r0</text:span></text:p>
        </draw:rect>
        <draw:rect draw:style-name="gr15" draw:text-style-name="P19" draw:layer="layout" svg:width="3cm" svg:height="1cm" svg:x="22cm" svg:y="17.5cm">
          <text:p text:style-name="P6"><text:span text:style-name="T14">(%r0)</text:span></text:p>
        </draw:rect>
        <draw:connector draw:style-name="gr17" draw:text-style-name="P6" draw:layer="layout" svg:x1="9cm" svg:y1="17cm" svg:x2="14cm" svg:y2="17cm" draw:start-shape="id35" draw:start-glue-point="1" draw:end-shape="id36" draw:end-glue-point="3" svg:d="m9000 17000h5000">
          <text:p/>
        </draw:connector>
        <draw:connector draw:style-name="gr17" draw:text-style-name="P6" draw:layer="layout" svg:x1="9cm" svg:y1="18cm" svg:x2="14cm" svg:y2="18cm" draw:start-shape="id37" draw:start-glue-point="1" draw:end-shape="id38" draw:end-glue-point="3" svg:d="m9000 18000h5000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9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><text:span text:style-name="T13">class</text:span><text:span text:style-name="T8"> </text:span><text:span text:style-name="T14">TokenAn</text:span></text:p>
          </draw:text-box>
        </draw:frame>
        <draw:rect draw:style-name="gr21" draw:text-style-name="P16" draw:id="id44" draw:layer="layout" svg:width="12.5cm" svg:height="1cm" svg:x="14cm" svg:y="13cm">
          <text:p text:style-name="P6"><text:span text:style-name="T18">skipSpaces()</text:span></text:p>
        </draw:rect>
        <draw:rect draw:style-name="gr18" draw:text-style-name="P16" draw:id="id43" draw:layer="layout" svg:width="7.5cm" svg:height="1.5cm" svg:x="1cm" svg:y="8.5cm">
          <text:p text:style-name="P6"><text:span text:style-name="T18">long filelength</text:span></text:p>
        </draw:rect>
        <draw:rect draw:style-name="gr18" draw:text-style-name="P16" draw:id="id41" draw:layer="layout" svg:width="7.5cm" svg:height="1.5cm" svg:x="1cm" svg:y="7cm">
          <text:p text:style-name="P6"><text:span text:style-name="T18">char *data</text:span></text:p>
        </draw:rect>
        <draw:rect draw:style-name="gr18" draw:text-style-name="P16" draw:id="id45" draw:layer="layout" svg:width="7.5cm" svg:height="1.5cm" svg:x="1cm" svg:y="11cm">
          <text:p text:style-name="P6"><text:span text:style-name="T18">char *ptr</text:span></text:p>
        </draw:rect>
        <draw:rect draw:style-name="gr21" draw:text-style-name="P16" draw:id="id39" draw:layer="layout" svg:width="12.5cm" svg:height="1cm" svg:x="14cm" svg:y="5cm">
          <text:p text:style-name="P6"><text:span text:style-name="T18">TokenAn(const char *filename)</text:span></text:p>
        </draw:rect>
        <draw:rect draw:style-name="gr21" draw:text-style-name="P16" draw:id="id40" draw:layer="layout" svg:width="12.5cm" svg:height="1cm" svg:x="14cm" svg:y="7.5cm">
          <text:p text:style-name="P6"><text:span text:style-name="T18">readFileContents(const char *filename)</text:span></text:p>
        </draw:rect>
        <draw:connector draw:style-name="gr17" draw:text-style-name="P6" draw:layer="layout" draw:type="curve" svg:x1="20.25cm" svg:y1="6cm" svg:x2="20.25cm" svg:y2="7.5cm" draw:start-shape="id39" draw:start-glue-point="2" draw:end-shape="id40" draw:end-glue-point="0" svg:d="m20250 6000v1500">
          <text:p/>
        </draw:connector>
        <draw:connector draw:style-name="gr17" draw:text-style-name="P6" draw:layer="layout" draw:type="curve" svg:x1="14cm" svg:y1="8cm" svg:x2="8.5cm" svg:y2="7.75cm" draw:start-shape="id40" draw:start-glue-point="3" draw:end-shape="id41" draw:end-glue-point="1" svg:d="m14000 8000c-4125 0-1375-250-5500-250">
          <text:p/>
        </draw:connector>
        <draw:rect draw:style-name="gr21" draw:text-style-name="P16" draw:id="id42" draw:layer="layout" svg:width="12.5cm" svg:height="1cm" svg:x="14cm" svg:y="8.5cm">
          <text:p text:style-name="P6"><text:span text:style-name="T18">initFileLength(const char *filename)</text:span></text:p>
        </draw:rect>
        <draw:connector draw:style-name="gr17" draw:text-style-name="P6" draw:layer="layout" draw:type="curve" svg:x1="14cm" svg:y1="9cm" svg:x2="8.5cm" svg:y2="9.25cm" draw:start-shape="id42" draw:start-glue-point="3" draw:end-shape="id43" draw:end-glue-point="1" svg:d="m14000 9000c-4125 0-1375 250-5500 250">
          <text:p/>
        </draw:connector>
        <draw:connector draw:style-name="gr17" draw:text-style-name="P6" draw:layer="layout" draw:type="curve" svg:x1="14cm" svg:y1="13.5cm" svg:x2="8.5cm" svg:y2="11.75cm" draw:start-shape="id44" draw:start-glue-point="3" draw:end-shape="id45" draw:end-glue-point="1" svg:d="m14000 13500c-4125 0-1375-1750-5500-1750">
          <text:p/>
        </draw:connector>
        <draw:rect draw:style-name="gr21" draw:text-style-name="P16" draw:id="id46" draw:layer="layout" svg:width="12.5cm" svg:height="1.5cm" svg:x="14cm" svg:y="11cm">
          <text:p text:style-name="P6"><text:span text:style-name="T18">vector&lt;Token *&gt; run()</text:span></text:p>
        </draw:rect>
        <draw:connector draw:style-name="gr17" draw:text-style-name="P6" draw:layer="layout" draw:type="curve" svg:x1="14cm" svg:y1="11.75cm" svg:x2="8.5cm" svg:y2="11.75cm" draw:start-shape="id46" draw:start-glue-point="3" draw:end-shape="id45" draw:end-glue-point="1" svg:d="m14000 11750h-5500">
          <text:p/>
        </draw:connector>
        <draw:connector draw:style-name="gr30" draw:text-style-name="P6" draw:layer="layout" draw:type="curve" svg:x1="8.5cm" svg:y1="7.75cm" svg:x2="8.5cm" svg:y2="11.75cm" draw:start-shape="id41" draw:start-glue-point="1" draw:end-shape="id45" draw:end-glue-point="1" svg:d="m8500 7750c751 0 751 4000 0 4000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9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 presentation:user-transformed="true">
          <draw:text-box>
            <text:p><text:span text:style-name="T13">class</text:span><text:span text:style-name="T8"> </text:span><text:span text:style-name="T14">SemanticAn</text:span></text:p>
          </draw:text-box>
        </draw:frame>
        <draw:rect draw:style-name="gr21" draw:text-style-name="P16" draw:id="id52" draw:layer="layout" svg:width="12.5cm" svg:height="1cm" svg:x="14cm" svg:y="11cm">
          <text:p text:style-name="P6"><text:span text:style-name="T18">Operand *parseOperand()</text:span></text:p>
        </draw:rect>
        <draw:rect draw:style-name="gr18" draw:text-style-name="P16" draw:id="id49" draw:layer="layout" svg:width="8.5cm" svg:height="1.5cm" svg:x="1cm" svg:y="5cm">
          <text:p text:style-name="P6"><text:span text:style-name="T18">vector&lt;Token *&gt; tokens</text:span></text:p>
        </draw:rect>
        <draw:rect draw:style-name="gr18" draw:text-style-name="P16" draw:id="id48" draw:layer="layout" svg:width="8.5cm" svg:height="1.5cm" svg:x="1cm" svg:y="7.5cm">
          <text:p text:style-name="P6"><text:span text:style-name="T18">vector&lt;Token *&gt;::iterator tok</text:span></text:p>
        </draw:rect>
        <draw:rect draw:style-name="gr21" draw:text-style-name="P16" draw:id="id50" draw:layer="layout" svg:width="12.5cm" svg:height="1cm" svg:x="14cm" svg:y="5cm">
          <text:p text:style-name="P6"><text:span text:style-name="T18">SemanticAn(vector&lt;Token *&gt; tokens)</text:span></text:p>
        </draw:rect>
        <draw:rect draw:style-name="gr21" draw:text-style-name="P16" draw:layer="layout" svg:width="12.5cm" svg:height="1cm" svg:x="14cm" svg:y="12.5cm">
          <text:p text:style-name="P6"><text:span text:style-name="T18">isOpcode(string s)</text:span></text:p>
        </draw:rect>
        <draw:rect draw:style-name="gr21" draw:text-style-name="P16" draw:id="id47" draw:layer="layout" svg:width="12.5cm" svg:height="1.5cm" svg:x="14cm" svg:y="7.5cm">
          <text:p text:style-name="P6"><text:span text:style-name="T18">vector&lt;SemanticUnit *&gt; run()</text:span></text:p>
        </draw:rect>
        <draw:connector draw:style-name="gr17" draw:text-style-name="P6" draw:layer="layout" draw:type="curve" svg:x1="14cm" svg:y1="8.25cm" svg:x2="9.5cm" svg:y2="8.25cm" draw:start-shape="id47" draw:start-glue-point="3" draw:end-shape="id48" draw:end-glue-point="1" svg:d="m14000 8250h-4500">
          <text:p/>
        </draw:connector>
        <draw:connector draw:style-name="gr30" draw:text-style-name="P6" draw:layer="layout" draw:type="curve" svg:x1="9.5cm" svg:y1="5.75cm" svg:x2="9.5cm" svg:y2="8.25cm" draw:start-shape="id49" draw:start-glue-point="1" draw:end-shape="id48" draw:end-glue-point="1" svg:d="m9500 5750c751 0 751 2500 0 2500">
          <text:p/>
        </draw:connector>
        <draw:rect draw:style-name="gr21" draw:text-style-name="P16" draw:id="id51" draw:layer="layout" svg:width="12.5cm" svg:height="1cm" svg:x="14cm" svg:y="9.5cm">
          <text:p text:style-name="P6"><text:span text:style-name="T18">vector&lt;Operand *&gt; parseOperandList()</text:span></text:p>
        </draw:rect>
        <draw:connector draw:style-name="gr17" draw:text-style-name="P6" draw:layer="layout" draw:type="curve" svg:x1="14cm" svg:y1="5.5cm" svg:x2="9.5cm" svg:y2="5.75cm" draw:start-shape="id50" draw:start-glue-point="3" draw:end-shape="id49" draw:end-glue-point="1" svg:d="m14000 5500c-3375 0-1125 250-4500 250">
          <text:p/>
        </draw:connector>
        <draw:connector draw:style-name="gr17" draw:text-style-name="P6" draw:layer="layout" draw:type="curve" svg:x1="14cm" svg:y1="10cm" svg:x2="9.5cm" svg:y2="8.25cm" draw:start-shape="id51" draw:start-glue-point="3" draw:end-shape="id48" draw:end-glue-point="1" svg:d="m14000 10000c-3375 0-1125-1750-4500-1750">
          <text:p/>
        </draw:connector>
        <draw:connector draw:style-name="gr17" draw:text-style-name="P6" draw:layer="layout" draw:type="curve" svg:x1="14cm" svg:y1="11.5cm" svg:x2="9.5cm" svg:y2="8.25cm" draw:start-shape="id52" draw:start-glue-point="3" draw:end-shape="id48" draw:end-glue-point="1" svg:d="m14000 11500c-3375 0-1125-3250-4500-3250">
          <text:p/>
        </draw:connector>
        <draw:connector draw:style-name="gr17" draw:text-style-name="P6" draw:layer="layout" draw:type="curve" svg:x1="26.5cm" svg:y1="8.25cm" svg:x2="26.5cm" svg:y2="10cm" draw:start-shape="id47" draw:start-glue-point="1" draw:end-shape="id51" draw:end-glue-point="1" svg:d="m26500 8250c751 0 751 1750 0 1750">
          <text:p/>
        </draw:connector>
        <draw:connector draw:style-name="gr17" draw:text-style-name="P6" draw:layer="layout" draw:type="curve" svg:x1="26.5cm" svg:y1="10cm" svg:x2="26.5cm" svg:y2="11.5cm" draw:start-shape="id51" draw:start-glue-point="1" draw:end-shape="id52" draw:end-glue-point="1" svg:d="m26500 10000c751 0 751 1500 0 1500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9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 presentation:user-transformed="true">
          <draw:text-box>
            <text:p><text:span text:style-name="T13">class</text:span><text:span text:style-name="T8"> </text:span><text:span text:style-name="T14">Assembler</text:span></text:p>
          </draw:text-box>
        </draw:frame>
        <draw:rect draw:style-name="gr21" draw:text-style-name="P16" draw:id="id57" draw:layer="layout" svg:width="14.5cm" svg:height="1cm" svg:x="12cm" svg:y="11cm">
          <text:p text:style-name="P6"><text:span text:style-name="T18">int getGprNum(string id)</text:span></text:p>
        </draw:rect>
        <draw:rect draw:style-name="gr18" draw:text-style-name="P16" draw:id="id54" draw:layer="layout" svg:width="8.5cm" svg:height="1.5cm" svg:x="1cm" svg:y="5cm">
          <text:p text:style-name="P6"><text:span text:style-name="T18">vector&lt;SemanticUnit *&gt; units</text:span></text:p>
        </draw:rect>
        <draw:rect draw:style-name="gr21" draw:text-style-name="P16" draw:id="id53" draw:layer="layout" svg:width="14.5cm" svg:height="1cm" svg:x="12cm" svg:y="5cm">
          <text:p text:style-name="P6"><text:span text:style-name="T18">Assembler(vector&lt;SemanticUnit *&gt; units)</text:span></text:p>
        </draw:rect>
        <draw:rect draw:style-name="gr21" draw:text-style-name="P16" draw:id="id55" draw:layer="layout" svg:width="14.5cm" svg:height="1.5cm" svg:x="12cm" svg:y="7.5cm">
          <text:p text:style-name="P6"><text:span text:style-name="T18">map&lt;unsigned int, hostUInt8&gt; run()</text:span></text:p>
        </draw:rect>
        <draw:rect draw:style-name="gr21" draw:text-style-name="P16" draw:id="id56" draw:layer="layout" svg:width="14.5cm" svg:height="1cm" svg:x="12cm" svg:y="9.5cm">
          <text:p text:style-name="P6"><text:span text:style-name="T18">ByteLine *encodeOperation(SemanticUnit *op, pc)</text:span></text:p>
        </draw:rect>
        <draw:connector draw:style-name="gr17" draw:text-style-name="P6" draw:layer="layout" draw:type="curve" svg:x1="12cm" svg:y1="5.5cm" svg:x2="9.5cm" svg:y2="5.75cm" draw:start-shape="id53" draw:start-glue-point="3" draw:end-shape="id54" draw:end-glue-point="1" svg:d="m12000 5500c-1875 0-625 250-2500 250">
          <text:p/>
        </draw:connector>
        <draw:connector draw:style-name="gr17" draw:text-style-name="P6" draw:layer="layout" draw:type="curve" svg:x1="26.5cm" svg:y1="8.25cm" svg:x2="26.5cm" svg:y2="10cm" draw:start-shape="id55" draw:start-glue-point="1" draw:end-shape="id56" draw:end-glue-point="1" svg:d="m26500 8250c751 0 751 1750 0 1750">
          <text:p/>
        </draw:connector>
        <draw:connector draw:style-name="gr17" draw:text-style-name="P6" draw:layer="layout" draw:type="curve" svg:x1="26.5cm" svg:y1="10cm" svg:x2="26.5cm" svg:y2="11.5cm" draw:start-shape="id56" draw:start-glue-point="1" draw:end-shape="id57" draw:end-glue-point="1" svg:d="m26500 10000c751 0 751 1500 0 1500">
          <text:p/>
        </draw:connector>
        <draw:connector draw:style-name="gr17" draw:text-style-name="P6" draw:layer="layout" draw:type="curve" svg:x1="12cm" svg:y1="8.25cm" svg:x2="9.5cm" svg:y2="5.75cm" draw:start-shape="id55" draw:start-glue-point="3" draw:end-shape="id54" draw:end-glue-point="1" svg:d="m12000 8250c-1875 0-625-2500-2500-2500">
          <text:p/>
        </draw:connector>
        <draw:rect draw:style-name="gr31" draw:text-style-name="P20" draw:layer="layout" svg:width="10.5cm" svg:height="5.5cm" svg:x="2cm" svg:y="13cm">
          <text:p text:style-name="P6"><text:span text:style-name="T20">class</text:span><text:span text:style-name="T21"> </text:span><text:span text:style-name="T22">Operation</text:span></text:p>
          <text:p text:style-name="P6"><text:span text:style-name="T21"/></text:p>
          <text:p text:style-name="P6"><text:span text:style-name="T21"/></text:p>
        </draw:rect>
        <draw:rect draw:style-name="gr32" draw:text-style-name="P21" draw:layer="layout" svg:width="3cm" svg:height="1.5cm" svg:x="2cm" svg:y="13cm">
          <text:p text:style-name="P6"><text:span text:style-name="T23">funcsim</text:span></text:p>
        </draw:rect>
        <draw:rect draw:style-name="gr33" draw:text-style-name="P22" draw:id="id58" draw:layer="layout" svg:width="5cm" svg:height="2.5cm" svg:x="2cm" svg:y="13cm">
          <text:p/>
        </draw:rect>
        <draw:rect draw:style-name="gr21" draw:text-style-name="P16" draw:layer="layout" svg:width="5.5cm" svg:height="1cm" svg:x="4.5cm" svg:y="16cm">
          <text:p text:style-name="P6"><text:span text:style-name="T18">set(...)</text:span></text:p>
        </draw:rect>
        <draw:rect draw:style-name="gr21" draw:text-style-name="P16" draw:layer="layout" svg:width="5.5cm" svg:height="1cm" svg:x="4.5cm" svg:y="17cm">
          <text:p text:style-name="P6"><text:span text:style-name="T18">encode()</text:span></text:p>
        </draw:rect>
        <draw:connector draw:style-name="gr34" draw:text-style-name="P6" draw:layer="layout" draw:type="curve" svg:x1="12cm" svg:y1="10cm" svg:x2="4.5cm" svg:y2="13cm" draw:start-shape="id56" draw:start-glue-point="3" draw:end-shape="id58" draw:end-glue-point="0" svg:d="m12000 10000c-5000 0-7500 1000-7500 3000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<text:span text:style-name="T1">Результаты</text:span></text:p>
          </draw:text-box>
        </draw:frame>
        <draw:rect draw:style-name="gr15" draw:text-style-name="P23" draw:layer="layout" svg:width="5cm" svg:height="4cm" svg:x="17cm" svg:y="6.5cm">
          <text:p text:style-name="P6"><text:span text:style-name="T10">24 00 00 01</text:span></text:p>
          <text:p text:style-name="P6"><text:span text:style-name="T10">24 20 00 01</text:span></text:p>
          <text:p text:style-name="P6"><text:span text:style-name="T10">2C 00 00 01</text:span></text:p>
          <text:p text:style-name="P6"><text:span text:style-name="T10">38 00 0C 80</text:span></text:p>
          <text:p text:style-name="P6"><text:span text:style-name="T10">38 00 0C 80</text:span></text:p>
        </draw:rect>
        <draw:rect draw:style-name="gr35" draw:text-style-name="P25" draw:layer="layout" svg:width="6cm" svg:height="4cm" svg:x="6cm" svg:y="6.5cm">
          <text:p text:style-name="P24"><text:span text:style-name="T8">brm</text:span><text:span text:style-name="T10"> </text:span><text:span text:style-name="T9">%</text:span><text:span text:style-name="T8">r0</text:span><text:span text:style-name="T9">, (%</text:span><text:span text:style-name="T8">r1</text:span><text:span text:style-name="T9">)</text:span></text:p>
          <text:p text:style-name="P24"><text:span text:style-name="T8">brm</text:span><text:span text:style-name="T7"> </text:span><text:span text:style-name="T9">(%</text:span><text:span text:style-name="T8">r0</text:span><text:span text:style-name="T9">),</text:span><text:span text:style-name="T7"> </text:span><text:span text:style-name="T9">%</text:span><text:span text:style-name="T8">r1</text:span></text:p>
          <text:p text:style-name="P24"><text:span text:style-name="T8">brr</text:span><text:span text:style-name="T7"> </text:span><text:span text:style-name="T9">%</text:span><text:span text:style-name="T8">r0</text:span><text:span text:style-name="T9">,</text:span><text:span text:style-name="T7"> </text:span><text:span text:style-name="T9">%</text:span><text:span text:style-name="T8">r1</text:span></text:p>
          <text:p text:style-name="P24"><text:span text:style-name="T8">ld</text:span><text:span text:style-name="T7"> <text:s/></text:span><text:span text:style-name="T9">$</text:span><text:span text:style-name="T10">100</text:span><text:span text:style-name="T9">, %</text:span><text:span text:style-name="T8">r0</text:span></text:p>
          <text:p text:style-name="P24"><text:span text:style-name="T8">ld</text:span><text:span text:style-name="T7"> <text:s/></text:span><text:span text:style-name="T9">$</text:span><text:span text:style-name="T10">100</text:span><text:span text:style-name="T9">, (%</text:span><text:span text:style-name="T8">r0</text:span><text:span text:style-name="T9">)</text:span></text:p>
        </draw:rect>
        <draw:rect draw:style-name="gr36" draw:text-style-name="P6" draw:layer="layout" svg:width="0.001cm" svg:height="4cm" svg:x="16.499cm" svg:y="6.5cm">
          <text:p/>
        </draw:rect>
        <draw:rect draw:style-name="gr36" draw:text-style-name="P6" draw:layer="layout" svg:width="0.001cm" svg:height="4cm" svg:x="22.5cm" svg:y="6.5cm">
          <text:p/>
        </draw:rect>
        <draw:rect draw:style-name="gr36" draw:text-style-name="P6" draw:layer="layout" svg:width="0.001cm" svg:height="4cm" svg:x="5.501cm" svg:y="6.5cm">
          <text:p/>
        </draw:rect>
        <draw:rect draw:style-name="gr37" draw:text-style-name="P26" draw:layer="layout" svg:width="11cm" svg:height="1.5cm" svg:x="5.5cm" svg:y="5cm">
          <text:p text:style-name="P6"><text:span text:style-name="T24">исходный код</text:span></text:p>
        </draw:rect>
        <draw:rect draw:style-name="gr37" draw:text-style-name="P26" draw:layer="layout" svg:width="6cm" svg:height="1.5cm" svg:x="16.5cm" svg:y="5cm">
          <text:p text:style-name="P6"><text:span text:style-name="T24">образ памяти</text:span></text:p>
        </draw:rect>
        <draw:rect draw:style-name="gr36" draw:text-style-name="P6" draw:layer="layout" svg:width="17cm" svg:height="0.001cm" svg:x="5.5cm" svg:y="10.5cm">
          <text:p/>
        </draw:rect>
        <draw:frame presentation:style-name="pr8" draw:text-style-name="P1" draw:layer="layout" svg:width="25.199cm" svg:height="7.274cm" svg:x="1.4cm" svg:y="11.5cm" presentation:class="outline" presentation:user-transformed="true">
          <draw:text-box>
            <text:list text:style-name="L3">
              <text:list-item>
                <text:p><text:span text:style-name="T1">Реализованы команды пересылки данных</text:span></text:p>
              </text:list-item>
              <text:list-item>
                <text:p><text:span text:style-name="T1">Для генерации образа памяти используется код </text:span><text:span text:style-name="T2">funcsi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32">
        <office:forms form:automatic-focus="false" form:apply-design-mode="false"/>
        <draw:frame presentation:style-name="pr9" draw:text-style-name="P1" draw:layer="layout" svg:width="25.199cm" svg:height="17.685cm" svg:x="1.4cm" svg:y="0.962cm" presentation:class="subtitle">
          <draw:text-box>
            <text:p><text:span text:style-name="T1">Спасибо за внимание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ackground" xlink:href="Pictures/100000000000007200000071D55FBF43.gif" xlink:type="simple" xlink:show="embed" xlink:actuate="onLoad"/>
    <draw:opacity draw:name="Transparency_20_2" draw:display-name="Transparency 2" draw:style="linear" draw:start="100%" draw:end="0%" draw:angle="2700" draw:border="0%"/>
    <draw:opacity draw:name="Transparency_20_5" draw:display-name="Transparency 5" draw:style="ellipsoid" draw:cx="0%" draw:cy="0%" draw:start="0%" draw:end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ackground" draw:fill-image-width="4cm" draw:fill-image-height="4cm" style:repeat="repeat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4cm" draw:fill-image-height="4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xander Potashev</meta:initial-creator>
    <meta:creation-date>2009-11-13T17:56:15</meta:creation-date>
    <meta:editing-duration>PT36H36M49S</meta:editing-duration>
    <meta:editing-cycles>152</meta:editing-cycles>
    <dc:date>2009-12-05T18:48:58</dc:date>
    <dc:creator>Александр Поташев</dc:creator>
    <meta:generator>OpenOffice.org/3.1$Linux OpenOffice.org_project/310m19$Build-9420</meta:generator>
    <meta:document-statistic meta:object-count="257"/>
  </office:meta>
</office:document-meta>
</file>